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bdc4" officeooo:paragraph-rsid="0002bdc4"/>
    </style:style>
    <style:style style:name="P2" style:family="paragraph" style:parent-style-name="Standard">
      <style:text-properties officeooo:rsid="000582e0" officeooo:paragraph-rsid="000582e0"/>
    </style:style>
    <style:style style:name="P3" style:family="paragraph" style:parent-style-name="Standard">
      <style:text-properties officeooo:rsid="00059f59" officeooo:paragraph-rsid="00059f59"/>
    </style:style>
    <style:style style:name="P4" style:family="paragraph" style:parent-style-name="Standard">
      <style:text-properties fo:font-weight="bold" officeooo:rsid="0006bf30" officeooo:paragraph-rsid="0008e9ec" style:font-weight-asian="bold" style:font-weight-complex="bold"/>
    </style:style>
    <style:style style:name="P5" style:family="paragraph" style:parent-style-name="Standard">
      <style:text-properties fo:font-weight="bold" officeooo:rsid="000c61fc" officeooo:paragraph-rsid="000c61fc" style:font-weight-asian="bold" style:font-weight-complex="bold"/>
    </style:style>
    <style:style style:name="P6" style:family="paragraph" style:parent-style-name="Text_20_body">
      <style:paragraph-properties fo:margin-top="0in" fo:margin-bottom="0.0181in" style:contextual-spacing="false" fo:line-height="100%"/>
      <style:text-properties fo:font-weight="bold" officeooo:paragraph-rsid="0008e9ec" style:font-weight-asian="bold" style:font-weight-complex="bold"/>
    </style:style>
    <style:style style:name="P7" style:family="paragraph" style:parent-style-name="Text_20_body">
      <style:paragraph-properties fo:margin-top="0in" fo:margin-bottom="0in" style:contextual-spacing="false"/>
      <style:text-properties fo:font-weight="bold" officeooo:rsid="0036c8d5" officeooo:paragraph-rsid="0036c8d5" style:font-weight-asian="bold" style:font-weight-complex="bold"/>
    </style:style>
    <style:style style:name="P8" style:family="paragraph" style:parent-style-name="Text_20_body">
      <style:text-properties fo:font-weight="bold" officeooo:rsid="0039cebe" officeooo:paragraph-rsid="0039cebe" style:font-weight-asian="bold" style:font-weight-complex="bold"/>
    </style:style>
    <style:style style:name="P9" style:family="paragraph" style:parent-style-name="Text_20_body">
      <style:paragraph-properties fo:margin-top="0in" fo:margin-bottom="0.0181in" style:contextual-spacing="false" fo:line-height="100%"/>
      <style:text-properties fo:font-weight="bold" officeooo:rsid="003a440e" officeooo:paragraph-rsid="003a440e" style:font-weight-asian="bold" style:font-weight-complex="bold"/>
    </style:style>
    <style:style style:name="P10" style:family="paragraph" style:parent-style-name="Text_20_body">
      <style:text-properties fo:font-weight="bold" officeooo:rsid="00438026" officeooo:paragraph-rsid="00438026" style:font-weight-asian="bold" style:font-weight-complex="bold"/>
    </style:style>
    <style:style style:name="P11" style:family="paragraph" style:parent-style-name="Text_20_body">
      <style:text-properties fo:font-weight="bold" officeooo:rsid="00458a08" officeooo:paragraph-rsid="0045eed3" style:font-weight-asian="bold" style:font-weight-complex="bold"/>
    </style:style>
    <style:style style:name="P12" style:family="paragraph" style:parent-style-name="Text_20_body">
      <style:text-properties fo:font-weight="bold" officeooo:rsid="00458a08" officeooo:paragraph-rsid="0048ec14" style:font-weight-asian="bold" style:font-weight-complex="bold"/>
    </style:style>
    <style:style style:name="P13" style:family="paragraph" style:parent-style-name="Text_20_body">
      <style:text-properties fo:font-weight="bold" officeooo:rsid="0045eed3" officeooo:paragraph-rsid="0045eed3" style:font-weight-asian="bold" style:font-weight-complex="bold"/>
    </style:style>
    <style:style style:name="P14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indent="-0.5in" style:auto-text-indent="false" style:page-number="auto" fo:background-color="transparent"/>
      <style:text-properties fo:font-weight="bold" officeooo:rsid="004841e7" officeooo:paragraph-rsid="004841e7" style:font-weight-asian="bold" style:font-weight-complex="bold"/>
    </style:style>
    <style:style style:name="P15" style:family="paragraph" style:parent-style-name="Text_20_body">
      <style:text-properties fo:font-weight="bold" officeooo:rsid="004841e7" officeooo:paragraph-rsid="004f7a2d" style:font-weight-asian="bold" style:font-weight-complex="bold"/>
    </style:style>
    <style:style style:name="P16" style:family="paragraph" style:parent-style-name="Text_20_body">
      <style:text-properties fo:font-weight="bold" officeooo:rsid="004f7a2d" officeooo:paragraph-rsid="004f7a2d" style:font-weight-asian="bold" style:font-weight-complex="bold"/>
    </style:style>
    <style:style style:name="P17" style:family="paragraph" style:parent-style-name="Text_20_body">
      <style:text-properties fo:font-weight="bold" officeooo:rsid="0051ad71" officeooo:paragraph-rsid="0051ad71" style:font-weight-asian="bold" style:font-weight-complex="bold"/>
    </style:style>
    <style:style style:name="P18" style:family="paragraph" style:parent-style-name="Text_20_body">
      <style:text-properties fo:font-weight="bold" officeooo:rsid="0055823d" officeooo:paragraph-rsid="0055823d" style:font-weight-asian="bold" style:font-weight-complex="bold"/>
    </style:style>
    <style:style style:name="P19" style:family="paragraph" style:parent-style-name="Text_20_body">
      <style:text-properties fo:font-weight="bold" officeooo:rsid="0058d80c" officeooo:paragraph-rsid="0058d80c" style:font-weight-asian="bold" style:font-weight-complex="bold"/>
    </style:style>
    <style:style style:name="P20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indent="-0.5in" style:auto-text-indent="false" style:page-number="auto" fo:background-color="transparent"/>
      <style:text-properties fo:font-weight="bold" officeooo:rsid="005c36ae" officeooo:paragraph-rsid="005c36ae" style:font-weight-asian="bold" style:font-weight-complex="bold"/>
    </style:style>
    <style:style style:name="P21" style:family="paragraph" style:parent-style-name="Text_20_body">
      <style:text-properties fo:font-weight="bold" officeooo:rsid="006301e2" officeooo:paragraph-rsid="006301e2" style:font-weight-asian="bold" style:font-weight-complex="bold"/>
    </style:style>
    <style:style style:name="P22" style:family="paragraph" style:parent-style-name="Text_20_body">
      <style:text-properties fo:font-weight="bold" officeooo:rsid="007dd22d" officeooo:paragraph-rsid="007dd22d" style:font-weight-asian="bold" style:font-weight-complex="bold"/>
    </style:style>
    <style:style style:name="P23" style:family="paragraph" style:parent-style-name="Standard">
      <style:text-properties fo:font-weight="normal" officeooo:rsid="00059f59" officeooo:paragraph-rsid="00059f59" style:font-weight-asian="normal" style:font-weight-complex="normal"/>
    </style:style>
    <style:style style:name="P24" style:family="paragraph" style:parent-style-name="Standard">
      <style:text-properties fo:font-weight="normal" officeooo:rsid="0005a857" officeooo:paragraph-rsid="0005a857" style:font-weight-asian="normal" style:font-weight-complex="normal"/>
    </style:style>
    <style:style style:name="P25" style:family="paragraph" style:parent-style-name="Standard">
      <style:text-properties fo:font-weight="normal" officeooo:rsid="0006bf30" officeooo:paragraph-rsid="0006bf30" style:font-weight-asian="normal" style:font-weight-complex="normal"/>
    </style:style>
    <style:style style:name="P26" style:family="paragraph" style:parent-style-name="Standard">
      <style:text-properties fo:font-weight="normal" officeooo:rsid="0006bf30" officeooo:paragraph-rsid="0008e9ec" style:font-weight-asian="normal" style:font-weight-complex="normal"/>
    </style:style>
    <style:style style:name="P27" style:family="paragraph" style:parent-style-name="Standard">
      <style:text-properties fo:font-weight="normal" officeooo:rsid="000c61fc" officeooo:paragraph-rsid="000c61fc" style:font-weight-asian="normal" style:font-weight-complex="normal"/>
    </style:style>
    <style:style style:name="P28" style:family="paragraph" style:parent-style-name="Standard">
      <style:text-properties fo:font-weight="normal" officeooo:rsid="000ff15b" officeooo:paragraph-rsid="000ff15b" style:font-weight-asian="normal" style:font-weight-complex="normal"/>
    </style:style>
    <style:style style:name="P29" style:family="paragraph" style:parent-style-name="Text_20_body">
      <style:paragraph-properties fo:margin-top="0in" fo:margin-bottom="0.0181in" style:contextual-spacing="false"/>
      <style:text-properties fo:font-weight="normal" officeooo:rsid="003a440e" officeooo:paragraph-rsid="003a440e" style:font-weight-asian="normal" style:font-weight-complex="normal"/>
    </style:style>
    <style:style style:name="P30" style:family="paragraph" style:parent-style-name="Text_20_body">
      <style:text-properties fo:font-weight="normal" officeooo:rsid="0057d38b" officeooo:paragraph-rsid="0057d38b" style:font-weight-asian="normal" style:font-weight-complex="normal"/>
    </style:style>
    <style:style style:name="P31" style:family="paragraph" style:parent-style-name="Text_20_body">
      <style:text-properties fo:font-weight="normal" officeooo:rsid="00459761" officeooo:paragraph-rsid="0045eed3" style:font-weight-asian="normal" style:font-weight-complex="normal"/>
    </style:style>
    <style:style style:name="P32" style:family="paragraph" style:parent-style-name="Text_20_body">
      <style:text-properties fo:font-weight="normal" officeooo:rsid="004f7a2d" officeooo:paragraph-rsid="004f7a2d" style:font-weight-asian="normal" style:font-weight-complex="normal"/>
    </style:style>
    <style:style style:name="P33" style:family="paragraph" style:parent-style-name="Text_20_body">
      <style:text-properties fo:font-weight="normal" officeooo:rsid="00564f85" officeooo:paragraph-rsid="00564f85" style:font-weight-asian="normal" style:font-weight-complex="normal"/>
    </style:style>
    <style:style style:name="P34" style:family="paragraph" style:parent-style-name="Text_20_body">
      <style:text-properties fo:font-weight="normal" officeooo:rsid="006012d1" officeooo:paragraph-rsid="006012d1" style:font-weight-asian="normal" style:font-weight-complex="normal"/>
    </style:style>
    <style:style style:name="P35" style:family="paragraph" style:parent-style-name="Text_20_body">
      <style:text-properties fo:font-weight="normal" officeooo:rsid="0061cc8d" officeooo:paragraph-rsid="0061cc8d" style:font-weight-asian="normal" style:font-weight-complex="normal"/>
    </style:style>
    <style:style style:name="P36" style:family="paragraph" style:parent-style-name="Text_20_body">
      <style:paragraph-properties fo:margin-top="0in" fo:margin-bottom="0.0181in" style:contextual-spacing="false" fo:line-height="100%"/>
      <style:text-properties fo:font-weight="normal" officeooo:rsid="0061cc8d" officeooo:paragraph-rsid="0061cc8d" style:font-weight-asian="normal" style:font-weight-complex="normal"/>
    </style:style>
    <style:style style:name="P37" style:family="paragraph" style:parent-style-name="Text_20_body" style:master-page-name="">
      <loext:graphic-properties draw:fill="none"/>
      <style:paragraph-properties fo:margin-left="0.25in" fo:margin-right="0in" fo:margin-top="0in" fo:margin-bottom="0.0181in" style:contextual-spacing="false" fo:line-height="100%" fo:text-indent="0in" style:auto-text-indent="false" style:page-number="auto" fo:background-color="transparent"/>
      <style:text-properties fo:font-weight="normal" officeooo:rsid="0067bc2c" officeooo:paragraph-rsid="0067bc2c" style:font-weight-asian="normal" style:font-weight-complex="normal"/>
    </style:style>
    <style:style style:name="P38" style:family="paragraph" style:parent-style-name="Text_20_body">
      <loext:graphic-properties draw:fill="none"/>
      <style:paragraph-properties fo:margin-left="0.25in" fo:margin-right="0in" fo:margin-top="0in" fo:margin-bottom="0.0181in" style:contextual-spacing="false" fo:line-height="100%" fo:text-indent="0in" style:auto-text-indent="false" fo:background-color="transparent"/>
      <style:text-properties fo:font-weight="normal" officeooo:rsid="0067bc2c" officeooo:paragraph-rsid="0067bc2c" style:font-weight-asian="normal" style:font-weight-complex="normal"/>
    </style:style>
    <style:style style:name="P39" style:family="paragraph" style:parent-style-name="Text_20_body">
      <loext:graphic-properties draw:fill="none"/>
      <style:paragraph-properties fo:margin-left="0.25in" fo:margin-right="0in" fo:margin-top="0in" fo:margin-bottom="0.0181in" style:contextual-spacing="false" fo:line-height="100%" fo:text-indent="0in" style:auto-text-indent="false" fo:background-color="transparent"/>
      <style:text-properties fo:font-weight="normal" officeooo:rsid="006aad61" officeooo:paragraph-rsid="006aad61" style:font-weight-asian="normal" style:font-weight-complex="normal"/>
    </style:style>
    <style:style style:name="P40" style:family="paragraph" style:parent-style-name="Text_20_body">
      <style:text-properties fo:font-weight="normal" officeooo:rsid="007ad8ed" officeooo:paragraph-rsid="007ad8ed" style:font-weight-asian="normal" style:font-weight-complex="normal"/>
    </style:style>
    <style:style style:name="P41" style:family="paragraph" style:parent-style-name="Text_20_body">
      <style:text-properties fo:font-weight="normal" officeooo:rsid="007bd985" officeooo:paragraph-rsid="007bd985" style:font-weight-asian="normal" style:font-weight-complex="normal"/>
    </style:style>
    <style:style style:name="P42" style:family="paragraph" style:parent-style-name="Text_20_body">
      <style:text-properties fo:font-weight="normal" officeooo:rsid="006301e2" officeooo:paragraph-rsid="006301e2" style:font-weight-asian="normal" style:font-weight-complex="normal"/>
    </style:style>
    <style:style style:name="P43" style:family="paragraph" style:parent-style-name="Text_20_body">
      <style:text-properties fo:font-weight="normal" officeooo:rsid="005bd18c" officeooo:paragraph-rsid="005bd18c" style:font-weight-asian="normal" style:font-weight-complex="normal"/>
    </style:style>
    <style:style style:name="P44" style:family="paragraph" style:parent-style-name="Text_20_body">
      <style:text-properties fo:font-weight="normal" officeooo:rsid="005ff7ae" officeooo:paragraph-rsid="005ff7ae" style:font-weight-asian="normal" style:font-weight-complex="normal"/>
    </style:style>
    <style:style style:name="P45" style:family="paragraph" style:parent-style-name="Text_20_body">
      <style:text-properties fo:font-weight="normal" officeooo:rsid="0059abaf" officeooo:paragraph-rsid="0059abaf" style:font-weight-asian="normal" style:font-weight-complex="normal"/>
    </style:style>
    <style:style style:name="P46" style:family="paragraph" style:parent-style-name="Text_20_body">
      <style:text-properties fo:font-weight="normal" officeooo:rsid="005a58f5" officeooo:paragraph-rsid="005a58f5" style:font-weight-asian="normal" style:font-weight-complex="normal"/>
    </style:style>
    <style:style style:name="P47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-0.5in" style:auto-text-indent="false" fo:background-color="transparent"/>
      <style:text-properties fo:font-weight="normal" officeooo:rsid="005c36ae" officeooo:paragraph-rsid="005c36ae" style:font-weight-asian="normal" style:font-weight-complex="normal"/>
    </style:style>
    <style:style style:name="P48" style:family="paragraph" style:parent-style-name="Text_20_body">
      <style:text-properties fo:font-weight="normal" officeooo:rsid="005fbcdc" officeooo:paragraph-rsid="005fbcdc" style:font-weight-asian="normal" style:font-weight-complex="normal"/>
    </style:style>
    <style:style style:name="P49" style:family="paragraph" style:parent-style-name="Standard">
      <style:text-properties officeooo:rsid="00079979" officeooo:paragraph-rsid="00079979"/>
    </style:style>
    <style:style style:name="P50" style:family="paragraph" style:parent-style-name="Standard">
      <style:paragraph-properties fo:line-height="100%"/>
      <style:text-properties officeooo:rsid="0007de16" officeooo:paragraph-rsid="0007de16"/>
    </style:style>
    <style:style style:name="P51" style:family="paragraph" style:parent-style-name="Text_20_body">
      <style:paragraph-properties fo:margin-top="0in" fo:margin-bottom="0.0181in" style:contextual-spacing="false" fo:line-height="100%"/>
      <style:text-properties officeooo:rsid="0007de16" officeooo:paragraph-rsid="0008e9ec"/>
    </style:style>
    <style:style style:name="P52" style:family="paragraph" style:parent-style-name="Standard">
      <style:text-properties officeooo:rsid="0009c736" officeooo:paragraph-rsid="0009c736"/>
    </style:style>
    <style:style style:name="P53" style:family="paragraph" style:parent-style-name="Standard">
      <style:text-properties officeooo:rsid="000e3f8f" officeooo:paragraph-rsid="000e3f8f"/>
    </style:style>
    <style:style style:name="P54" style:family="paragraph" style:parent-style-name="Standard">
      <style:text-properties fo:language="en" fo:country="US" fo:font-weight="normal" officeooo:rsid="000ff15b" officeooo:paragraph-rsid="000ff15b" style:font-weight-asian="normal" style:font-weight-complex="normal"/>
    </style:style>
    <style:style style:name="P55" style:family="paragraph" style:parent-style-name="Standard">
      <style:text-properties fo:language="en" fo:country="US" fo:font-weight="normal" officeooo:rsid="0011f3cd" officeooo:paragraph-rsid="0011f3cd" style:font-weight-asian="normal" style:font-weight-complex="normal"/>
    </style:style>
    <style:style style:name="P56" style:family="paragraph" style:parent-style-name="Standard">
      <style:text-properties fo:language="en" fo:country="US" fo:font-weight="normal" officeooo:rsid="0011f3cd" officeooo:paragraph-rsid="0013685e" style:font-weight-asian="normal" style:font-weight-complex="normal"/>
    </style:style>
    <style:style style:name="P57" style:family="paragraph" style:parent-style-name="Standard">
      <style:text-properties fo:language="en" fo:country="US" fo:font-weight="normal" officeooo:rsid="0013685e" officeooo:paragraph-rsid="0013685e" style:font-weight-asian="normal" style:font-weight-complex="normal"/>
    </style:style>
    <style:style style:name="P58" style:family="paragraph" style:parent-style-name="Standard">
      <style:text-properties fo:language="en" fo:country="US" fo:font-weight="normal" officeooo:rsid="0013685e" officeooo:paragraph-rsid="0024739d" style:font-weight-asian="normal" style:font-weight-complex="normal"/>
    </style:style>
    <style:style style:name="P59" style:family="paragraph" style:parent-style-name="Standard">
      <style:text-properties fo:language="en" fo:country="US" fo:font-weight="normal" officeooo:rsid="0013685e" officeooo:paragraph-rsid="0025bac7" style:font-weight-asian="normal" style:font-weight-complex="normal"/>
    </style:style>
    <style:style style:name="P60" style:family="paragraph" style:parent-style-name="Standard">
      <style:text-properties fo:language="en" fo:country="US" fo:font-weight="normal" officeooo:rsid="0013685e" officeooo:paragraph-rsid="002d10d2" style:font-weight-asian="normal" style:font-weight-complex="normal"/>
    </style:style>
    <style:style style:name="P61" style:family="paragraph" style:parent-style-name="Standard">
      <style:text-properties fo:language="en" fo:country="US" fo:font-weight="normal" officeooo:rsid="00148fac" officeooo:paragraph-rsid="00148fac" style:font-weight-asian="normal" style:font-weight-complex="normal"/>
    </style:style>
    <style:style style:name="P62" style:family="paragraph" style:parent-style-name="Standard">
      <style:text-properties fo:language="en" fo:country="US" fo:font-weight="normal" officeooo:rsid="00177264" officeooo:paragraph-rsid="00177264" style:font-weight-asian="normal" style:font-weight-complex="normal"/>
    </style:style>
    <style:style style:name="P63" style:family="paragraph" style:parent-style-name="Standard">
      <style:text-properties fo:language="en" fo:country="US" fo:font-weight="normal" officeooo:rsid="0018a3df" officeooo:paragraph-rsid="0018a3df" style:font-weight-asian="normal" style:font-weight-complex="normal"/>
    </style:style>
    <style:style style:name="P64" style:family="paragraph" style:parent-style-name="Standard">
      <style:text-properties fo:language="en" fo:country="US" fo:font-weight="normal" officeooo:rsid="0018a3df" officeooo:paragraph-rsid="001a1dfe" style:font-weight-asian="normal" style:font-weight-complex="normal"/>
    </style:style>
    <style:style style:name="P65" style:family="paragraph" style:parent-style-name="Standard">
      <style:text-properties fo:language="en" fo:country="US" fo:font-weight="normal" officeooo:rsid="001a1dfe" officeooo:paragraph-rsid="001a1dfe" style:font-weight-asian="normal" style:font-weight-complex="normal"/>
    </style:style>
    <style:style style:name="P66" style:family="paragraph" style:parent-style-name="Standard">
      <style:text-properties fo:language="en" fo:country="US" fo:font-weight="normal" officeooo:rsid="001b85fb" officeooo:paragraph-rsid="001b85fb" style:font-weight-asian="normal" style:font-weight-complex="normal"/>
    </style:style>
    <style:style style:name="P67" style:family="paragraph" style:parent-style-name="Standard">
      <style:text-properties fo:language="en" fo:country="US" fo:font-weight="normal" officeooo:rsid="001d04f1" officeooo:paragraph-rsid="001d04f1" style:font-weight-asian="normal" style:font-weight-complex="normal"/>
    </style:style>
    <style:style style:name="P68" style:family="paragraph" style:parent-style-name="Standard">
      <style:text-properties fo:language="en" fo:country="US" fo:font-weight="normal" officeooo:rsid="001e2d4e" officeooo:paragraph-rsid="001e2d4e" style:font-weight-asian="normal" style:font-weight-complex="normal"/>
    </style:style>
    <style:style style:name="P69" style:family="paragraph" style:parent-style-name="Standard">
      <style:text-properties fo:language="en" fo:country="US" fo:font-weight="normal" officeooo:rsid="001e2d4e" officeooo:paragraph-rsid="001f7b68" style:font-weight-asian="normal" style:font-weight-complex="normal"/>
    </style:style>
    <style:style style:name="P70" style:family="paragraph" style:parent-style-name="Standard">
      <style:text-properties fo:language="en" fo:country="US" fo:font-weight="normal" officeooo:rsid="00236fff" officeooo:paragraph-rsid="00236fff" style:font-weight-asian="normal" style:font-weight-complex="normal"/>
    </style:style>
    <style:style style:name="P71" style:family="paragraph" style:parent-style-name="Standard">
      <style:text-properties fo:language="en" fo:country="US" fo:font-weight="normal" officeooo:rsid="0024739d" officeooo:paragraph-rsid="0024739d" style:font-weight-asian="normal" style:font-weight-complex="normal"/>
    </style:style>
    <style:style style:name="P72" style:family="paragraph" style:parent-style-name="Standard">
      <style:text-properties fo:language="en" fo:country="US" fo:font-weight="normal" officeooo:rsid="002b1eca" officeooo:paragraph-rsid="002b1eca" style:font-weight-asian="normal" style:font-weight-complex="normal"/>
    </style:style>
    <style:style style:name="P73" style:family="paragraph" style:parent-style-name="Standard">
      <style:text-properties fo:language="en" fo:country="US" fo:font-weight="normal" officeooo:rsid="00391ba5" officeooo:paragraph-rsid="00391ba5" style:font-weight-asian="normal" style:font-weight-complex="normal"/>
    </style:style>
    <style:style style:name="P74" style:family="paragraph" style:parent-style-name="Standard">
      <style:text-properties fo:language="en" fo:country="US" fo:font-weight="normal" officeooo:rsid="0054caf6" officeooo:paragraph-rsid="0054caf6" style:font-weight-asian="normal" style:font-weight-complex="normal"/>
    </style:style>
    <style:style style:name="P75" style:family="paragraph" style:parent-style-name="Text_20_body">
      <loext:graphic-properties draw:fill="none"/>
      <style:paragraph-properties fo:margin-left="0.25in" fo:margin-right="0in" fo:margin-top="0in" fo:margin-bottom="0.0181in" style:contextual-spacing="false" fo:line-height="100%" fo:text-indent="0in" style:auto-text-indent="false" fo:background-color="transparent"/>
      <style:text-properties fo:language="en" fo:country="US" fo:font-weight="normal" officeooo:rsid="0067bc2c" officeooo:paragraph-rsid="0067bc2c" style:font-weight-asian="normal" style:font-weight-complex="normal"/>
    </style:style>
    <style:style style:name="P76" style:family="paragraph" style:parent-style-name="Text_20_body" style:master-page-name="">
      <loext:graphic-properties draw:fill="none"/>
      <style:paragraph-properties fo:margin-left="0.25in" fo:margin-right="0in" fo:margin-top="0in" fo:margin-bottom="0.0181in" style:contextual-spacing="false" fo:line-height="115%" fo:text-indent="0in" style:auto-text-indent="false" style:page-number="auto" fo:background-color="transparent"/>
      <style:text-properties fo:language="en" fo:country="US" officeooo:rsid="007a08a3" officeooo:paragraph-rsid="007a08a3"/>
    </style:style>
    <style:style style:name="P77" style:family="paragraph" style:parent-style-name="Text_20_body">
      <loext:graphic-properties draw:fill="none"/>
      <style:paragraph-properties fo:margin-left="0.25in" fo:margin-right="0in" fo:margin-top="0in" fo:margin-bottom="0.0181in" style:contextual-spacing="false" fo:line-height="115%" fo:text-indent="0in" style:auto-text-indent="false" fo:background-color="transparent"/>
      <style:text-properties fo:language="en" fo:country="US" officeooo:rsid="007a08a3" officeooo:paragraph-rsid="007a08a3"/>
    </style:style>
    <style:style style:name="P78" style:family="paragraph" style:parent-style-name="Text_20_body">
      <loext:graphic-properties draw:fill="none"/>
      <style:paragraph-properties fo:margin-left="0.25in" fo:margin-right="0in" fo:margin-top="0in" fo:margin-bottom="0.0181in" style:contextual-spacing="false" fo:line-height="115%" fo:text-indent="0in" style:auto-text-indent="false" fo:background-color="transparent"/>
      <style:text-properties fo:language="en" fo:country="US" officeooo:rsid="007ad8ed" officeooo:paragraph-rsid="007ad8ed"/>
    </style:style>
    <style:style style:name="P79" style:family="paragraph" style:parent-style-name="Standard">
      <style:text-properties fo:color="#c9211e" loext:opacity="100%" fo:language="en" fo:country="US" fo:font-weight="normal" officeooo:rsid="001b85fb" officeooo:paragraph-rsid="001b85fb" style:font-weight-asian="normal" style:font-weight-complex="normal"/>
    </style:style>
    <style:style style:name="P80" style:family="paragraph" style:parent-style-name="Text_20_body">
      <style:text-properties fo:color="#c9211e" loext:opacity="100%" fo:font-weight="normal" officeooo:rsid="007ec8a5" officeooo:paragraph-rsid="007ec8a5" style:font-weight-asian="normal" style:font-weight-complex="normal"/>
    </style:style>
    <style:style style:name="P81" style:family="paragraph" style:parent-style-name="Text_20_body">
      <style:text-properties officeooo:rsid="00438026" officeooo:paragraph-rsid="00438026"/>
    </style:style>
    <style:style style:name="P82" style:family="paragraph" style:parent-style-name="Standard">
      <style:text-properties officeooo:rsid="0010e6ce" officeooo:paragraph-rsid="0010e6ce"/>
    </style:style>
    <style:style style:name="P83" style:family="paragraph" style:parent-style-name="Standard">
      <style:text-properties officeooo:rsid="003e3dfd" officeooo:paragraph-rsid="003e3dfd"/>
    </style:style>
    <style:style style:name="P84" style:family="paragraph" style:parent-style-name="Standard">
      <style:text-properties officeooo:rsid="003fa0c8" officeooo:paragraph-rsid="003fa0c8"/>
    </style:style>
    <style:style style:name="P85" style:family="paragraph" style:parent-style-name="Text_20_body">
      <style:text-properties officeooo:paragraph-rsid="002e9e61"/>
    </style:style>
    <style:style style:name="P86" style:family="paragraph" style:parent-style-name="Text_20_body">
      <style:text-properties officeooo:rsid="0033c669" officeooo:paragraph-rsid="0033c669"/>
    </style:style>
    <style:style style:name="P87" style:family="paragraph" style:parent-style-name="Text_20_body">
      <style:paragraph-properties fo:margin-top="0in" fo:margin-bottom="0.0181in" style:contextual-spacing="false" fo:line-height="100%"/>
      <style:text-properties officeooo:rsid="0033c669" officeooo:paragraph-rsid="0033c669"/>
    </style:style>
    <style:style style:name="P88" style:family="paragraph" style:parent-style-name="Text_20_body">
      <style:paragraph-properties fo:margin-top="0in" fo:margin-bottom="0.0181in" style:contextual-spacing="false" fo:line-height="100%"/>
      <style:text-properties officeooo:rsid="0033c669" officeooo:paragraph-rsid="0034cb9e"/>
    </style:style>
    <style:style style:name="P89" style:family="paragraph" style:parent-style-name="Text_20_body" style:master-page-name="">
      <loext:graphic-properties draw:fill="none"/>
      <style:paragraph-properties fo:margin-left="0.25in" fo:margin-right="0in" fo:margin-top="0in" fo:margin-bottom="0.0181in" style:contextual-spacing="false" fo:line-height="115%" fo:text-indent="0in" style:auto-text-indent="false" style:page-number="auto" fo:background-color="transparent"/>
      <style:text-properties officeooo:rsid="0033c669" officeooo:paragraph-rsid="0033c669"/>
    </style:style>
    <style:style style:name="P90" style:family="paragraph" style:parent-style-name="Text_20_body">
      <loext:graphic-properties draw:fill="none"/>
      <style:paragraph-properties fo:margin-left="0.25in" fo:margin-right="0in" fo:margin-top="0in" fo:margin-bottom="0.0181in" style:contextual-spacing="false" fo:line-height="115%" fo:text-indent="0in" style:auto-text-indent="false" fo:background-color="transparent"/>
      <style:text-properties officeooo:rsid="0033c669" officeooo:paragraph-rsid="0033c669"/>
    </style:style>
    <style:style style:name="P91" style:family="paragraph" style:parent-style-name="Text_20_body">
      <loext:graphic-properties draw:fill="none"/>
      <style:paragraph-properties fo:margin-left="0.25in" fo:margin-right="0in" fo:margin-top="0in" fo:margin-bottom="0.0181in" style:contextual-spacing="false" fo:line-height="115%" fo:text-indent="0in" style:auto-text-indent="false" fo:background-color="transparent"/>
      <style:text-properties officeooo:rsid="0034b20c" officeooo:paragraph-rsid="0034b20c"/>
    </style:style>
    <style:style style:name="P92" style:family="paragraph" style:parent-style-name="Text_20_body">
      <style:text-properties officeooo:rsid="0036c8d5" officeooo:paragraph-rsid="0036cc93"/>
    </style:style>
    <style:style style:name="P93" style:family="paragraph" style:parent-style-name="Text_20_body">
      <style:paragraph-properties fo:margin-top="0in" fo:margin-bottom="0in" style:contextual-spacing="false"/>
      <style:text-properties officeooo:rsid="0036c8d5" officeooo:paragraph-rsid="0036cc93"/>
    </style:style>
    <style:style style:name="P94" style:family="paragraph" style:parent-style-name="Text_20_body">
      <style:text-properties officeooo:rsid="0039cebe" officeooo:paragraph-rsid="0039cebe"/>
    </style:style>
    <style:style style:name="P95" style:family="paragraph" style:parent-style-name="Text_20_body">
      <style:paragraph-properties fo:margin-top="0in" fo:margin-bottom="0.0181in" style:contextual-spacing="false"/>
      <style:text-properties officeooo:rsid="0039cebe" officeooo:paragraph-rsid="0039cebe"/>
    </style:style>
    <style:style style:name="P96" style:family="paragraph" style:parent-style-name="Text_20_body">
      <style:paragraph-properties fo:margin-top="0in" fo:margin-bottom="0.0181in" style:contextual-spacing="false"/>
      <style:text-properties officeooo:rsid="003a440e" officeooo:paragraph-rsid="003a440e"/>
    </style:style>
    <style:style style:name="P97" style:family="paragraph" style:parent-style-name="Text_20_body">
      <style:text-properties officeooo:rsid="003bf0e1" officeooo:paragraph-rsid="003bf0e1"/>
    </style:style>
    <style:style style:name="P98" style:family="paragraph" style:parent-style-name="Text_20_body">
      <style:text-properties officeooo:rsid="003c9c5f" officeooo:paragraph-rsid="003c9c5f"/>
    </style:style>
    <style:style style:name="P99" style:family="paragraph" style:parent-style-name="Text_20_body">
      <style:text-properties officeooo:rsid="0044707e" officeooo:paragraph-rsid="0044707e"/>
    </style:style>
    <style:style style:name="P100" style:family="paragraph" style:parent-style-name="Text_20_body">
      <style:paragraph-properties fo:margin-top="0in" fo:margin-bottom="0.0181in" style:contextual-spacing="false" fo:line-height="100%"/>
      <style:text-properties officeooo:rsid="0034cb9e" officeooo:paragraph-rsid="0034cb9e"/>
    </style:style>
    <style:style style:name="P101" style:family="paragraph" style:parent-style-name="Text_20_body">
      <style:text-properties officeooo:rsid="006ff957" officeooo:paragraph-rsid="006ff957"/>
    </style:style>
    <style:style style:name="P102" style:family="paragraph" style:parent-style-name="Text_20_body">
      <style:text-properties officeooo:rsid="0070afcd" officeooo:paragraph-rsid="0070afcd"/>
    </style:style>
    <style:style style:name="P103" style:family="paragraph" style:parent-style-name="Text_20_body">
      <style:text-properties officeooo:rsid="0070db08" officeooo:paragraph-rsid="0070db08"/>
    </style:style>
    <style:style style:name="P104" style:family="paragraph" style:parent-style-name="Text_20_body">
      <style:text-properties officeooo:rsid="00730b2e" officeooo:paragraph-rsid="00730b2e"/>
    </style:style>
    <style:style style:name="P105" style:family="paragraph" style:parent-style-name="Text_20_body">
      <style:paragraph-properties fo:margin-top="0in" fo:margin-bottom="0.0181in" style:contextual-spacing="false"/>
      <style:text-properties officeooo:rsid="0073c6c6" officeooo:paragraph-rsid="0073c6c6"/>
    </style:style>
    <style:style style:name="P106" style:family="paragraph" style:parent-style-name="Text_20_body" style:master-page-name="">
      <loext:graphic-properties draw:fill="none"/>
      <style:paragraph-properties fo:margin-left="0.25in" fo:margin-right="0in" fo:margin-top="0in" fo:margin-bottom="0.0181in" style:contextual-spacing="false" fo:line-height="115%" fo:text-indent="0in" style:auto-text-indent="false" style:page-number="auto" fo:background-color="transparent"/>
      <style:text-properties officeooo:rsid="0073c6c6" officeooo:paragraph-rsid="00780ea5"/>
    </style:style>
    <style:style style:name="P107" style:family="paragraph" style:parent-style-name="Text_20_body">
      <loext:graphic-properties draw:fill="none"/>
      <style:paragraph-properties fo:margin-left="0.25in" fo:margin-right="0in" fo:margin-top="0in" fo:margin-bottom="0.0181in" style:contextual-spacing="false" fo:line-height="115%" fo:text-indent="0in" style:auto-text-indent="false" fo:background-color="transparent"/>
      <style:text-properties officeooo:rsid="0073c6c6" officeooo:paragraph-rsid="0073c6c6"/>
    </style:style>
    <style:style style:name="P108" style:family="paragraph" style:parent-style-name="Text_20_body">
      <loext:graphic-properties draw:fill="none"/>
      <style:paragraph-properties fo:margin-left="0.25in" fo:margin-right="0in" fo:margin-top="0in" fo:margin-bottom="0.0972in" style:contextual-spacing="false" fo:line-height="115%" fo:text-indent="0in" style:auto-text-indent="false" fo:background-color="transparent"/>
      <style:text-properties officeooo:rsid="0073c6c6" officeooo:paragraph-rsid="0073c6c6"/>
    </style:style>
    <style:style style:name="P109" style:family="paragraph" style:parent-style-name="Text_20_body" style:master-page-name="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style:page-number="auto" fo:background-color="transparent"/>
      <style:text-properties officeooo:rsid="007a08a3" officeooo:paragraph-rsid="007a08a3"/>
    </style:style>
    <style:style style:name="P110" style:family="paragraph" style:parent-style-name="Text_20_body">
      <loext:graphic-properties draw:fill="none"/>
      <style:paragraph-properties fo:margin-left="0.25in" fo:margin-right="0in" fo:margin-top="0in" fo:margin-bottom="0.0181in" style:contextual-spacing="false" fo:line-height="115%" fo:text-indent="0in" style:auto-text-indent="false" fo:background-color="transparent"/>
      <style:text-properties officeooo:rsid="007a08a3" officeooo:paragraph-rsid="007a08a3"/>
    </style:style>
    <style:style style:name="P111" style:family="paragraph" style:parent-style-name="Text_20_body">
      <loext:graphic-properties draw:fill="none"/>
      <style:paragraph-properties fo:margin-left="0.25in" fo:margin-right="0in" fo:margin-top="0in" fo:margin-bottom="0.0181in" style:contextual-spacing="false" fo:line-height="115%" fo:text-indent="0in" style:auto-text-indent="false" fo:background-color="transparent"/>
      <style:text-properties officeooo:rsid="007ad8ed" officeooo:paragraph-rsid="007ad8ed"/>
    </style:style>
    <style:style style:name="P112" style:family="paragraph" style:parent-style-name="Text_20_body">
      <style:text-properties officeooo:rsid="007ad8ed" officeooo:paragraph-rsid="007b10e6"/>
    </style:style>
    <style:style style:name="P113" style:family="paragraph" style:parent-style-name="Text_20_body">
      <style:text-properties officeooo:rsid="007dd22d" officeooo:paragraph-rsid="007dd22d"/>
    </style:style>
    <style:style style:name="P114" style:family="paragraph" style:parent-style-name="Text_20_body">
      <style:text-properties officeooo:rsid="006e4a22" officeooo:paragraph-rsid="006e4a22"/>
    </style:style>
    <style:style style:name="P115" style:family="paragraph" style:parent-style-name="Standard">
      <style:text-properties officeooo:rsid="0080a3a2" officeooo:paragraph-rsid="0080a3a2"/>
    </style:style>
    <style:style style:name="P116" style:family="paragraph" style:parent-style-name="Heading_20_1">
      <style:text-properties officeooo:rsid="002e9e61" officeooo:paragraph-rsid="002e9e61"/>
    </style:style>
    <style:style style:name="P117" style:family="paragraph" style:parent-style-name="Heading_20_1">
      <style:text-properties officeooo:rsid="00438026" officeooo:paragraph-rsid="00438026"/>
    </style:style>
    <style:style style:name="P118" style:family="paragraph" style:parent-style-name="Heading_20_1">
      <style:text-properties officeooo:rsid="006e4a22" officeooo:paragraph-rsid="006e4a22"/>
    </style:style>
    <style:style style:name="P119" style:family="paragraph" style:parent-style-name="Heading_20_1">
      <style:text-properties officeooo:rsid="0082e9b4" officeooo:paragraph-rsid="0082e9b4"/>
    </style:style>
    <style:style style:name="P120" style:family="paragraph" style:parent-style-name="Standard">
      <style:text-properties fo:language="en" fo:country="US" fo:font-weight="normal" officeooo:rsid="001a1dfe" officeooo:paragraph-rsid="001a1dfe" style:font-weight-asian="normal" style:font-weight-complex="normal"/>
    </style:style>
    <style:style style:name="P121" style:family="paragraph" style:parent-style-name="Text_20_body">
      <style:text-properties officeooo:paragraph-rsid="00849608"/>
    </style:style>
    <style:style style:name="P122" style:family="paragraph" style:parent-style-name="Text_20_body">
      <style:text-properties officeooo:paragraph-rsid="0085e198"/>
    </style:style>
    <style:style style:name="T1" style:family="text">
      <style:text-properties officeooo:rsid="000412d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04f1" style:font-weight-asian="bold" style:font-weight-complex="bold"/>
    </style:style>
    <style:style style:name="T4" style:family="text">
      <style:text-properties fo:font-weight="bold" officeooo:rsid="0020a218" style:font-weight-asian="bold" style:font-weight-complex="bold"/>
    </style:style>
    <style:style style:name="T5" style:family="text">
      <style:text-properties fo:font-weight="bold" officeooo:rsid="0024739d" style:font-weight-asian="bold" style:font-weight-complex="bold"/>
    </style:style>
    <style:style style:name="T6" style:family="text">
      <style:text-properties fo:font-weight="bold" officeooo:rsid="0013c639" style:font-weight-asian="bold" style:font-weight-complex="bold"/>
    </style:style>
    <style:style style:name="T7" style:family="text">
      <style:text-properties fo:font-weight="bold" officeooo:rsid="0025bac7" style:font-weight-asian="bold" style:font-weight-complex="bold"/>
    </style:style>
    <style:style style:name="T8" style:family="text">
      <style:text-properties fo:font-weight="bold" officeooo:rsid="002b1eca" style:font-weight-asian="bold" style:font-weight-complex="bold"/>
    </style:style>
    <style:style style:name="T9" style:family="text">
      <style:text-properties fo:font-weight="bold" officeooo:rsid="002d10d2" style:font-weight-asian="bold" style:font-weight-complex="bold"/>
    </style:style>
    <style:style style:name="T10" style:family="text">
      <style:text-properties fo:font-weight="bold" officeooo:rsid="003a6235" style:font-weight-asian="bold" style:font-weight-complex="bold"/>
    </style:style>
    <style:style style:name="T11" style:family="text">
      <style:text-properties fo:font-weight="bold" officeooo:rsid="003eb3d1" style:font-weight-asian="bold" style:font-weight-complex="bold"/>
    </style:style>
    <style:style style:name="T12" style:family="text">
      <style:text-properties fo:font-weight="bold" officeooo:rsid="0061cc8d" style:font-weight-asian="bold" style:font-weight-complex="bold"/>
    </style:style>
    <style:style style:name="T13" style:family="text">
      <style:text-properties fo:font-weight="bold" officeooo:rsid="00640d4e" style:font-weight-asian="bold" style:font-weight-complex="bold"/>
    </style:style>
    <style:style style:name="T14" style:family="text">
      <style:text-properties fo:font-weight="bold" officeooo:rsid="00780ea5" style:font-weight-asian="bold" style:font-weight-complex="bold"/>
    </style:style>
    <style:style style:name="T15" style:family="text">
      <style:text-properties officeooo:rsid="0005a857"/>
    </style:style>
    <style:style style:name="T16" style:family="text">
      <style:text-properties fo:color="#c9211e" loext:opacity="100%" officeooo:rsid="0007de16"/>
    </style:style>
    <style:style style:name="T17" style:family="text">
      <style:text-properties fo:color="#c9211e" loext:opacity="100%" fo:font-weight="bold" style:font-weight-asian="bold" style:font-weight-complex="bold"/>
    </style:style>
    <style:style style:name="T18" style:family="text">
      <style:text-properties fo:color="#c9211e" loext:opacity="100%" fo:font-weight="bold" officeooo:rsid="002b1eca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459761" style:font-weight-asian="normal" style:font-weight-complex="normal"/>
    </style:style>
    <style:style style:name="T21" style:family="text">
      <style:text-properties fo:font-weight="normal" officeooo:rsid="0045eed3" style:font-weight-asian="normal" style:font-weight-complex="normal"/>
    </style:style>
    <style:style style:name="T22" style:family="text">
      <style:text-properties fo:font-weight="normal" officeooo:rsid="0047208b" style:font-weight-asian="normal" style:font-weight-complex="normal"/>
    </style:style>
    <style:style style:name="T23" style:family="text">
      <style:text-properties fo:font-weight="normal" officeooo:rsid="004841e7" style:font-weight-asian="normal" style:font-weight-complex="normal"/>
    </style:style>
    <style:style style:name="T24" style:family="text">
      <style:text-properties fo:font-weight="normal" officeooo:rsid="0048ec14" style:font-weight-asian="normal" style:font-weight-complex="normal"/>
    </style:style>
    <style:style style:name="T25" style:family="text">
      <style:text-properties fo:font-weight="normal" officeooo:rsid="004a109f" style:font-weight-asian="normal" style:font-weight-complex="normal"/>
    </style:style>
    <style:style style:name="T26" style:family="text">
      <style:text-properties fo:font-weight="normal" officeooo:rsid="004af511" style:font-weight-asian="normal" style:font-weight-complex="normal"/>
    </style:style>
    <style:style style:name="T27" style:family="text">
      <style:text-properties fo:font-weight="normal" officeooo:rsid="004cc343" style:font-weight-asian="normal" style:font-weight-complex="normal"/>
    </style:style>
    <style:style style:name="T28" style:family="text">
      <style:text-properties fo:font-weight="normal" officeooo:rsid="004e0ba9" style:font-weight-asian="normal" style:font-weight-complex="normal"/>
    </style:style>
    <style:style style:name="T29" style:family="text">
      <style:text-properties fo:font-weight="normal" officeooo:rsid="004f7a2d" style:font-weight-asian="normal" style:font-weight-complex="normal"/>
    </style:style>
    <style:style style:name="T30" style:family="text">
      <style:text-properties fo:font-weight="normal" officeooo:rsid="0050c086" style:font-weight-asian="normal" style:font-weight-complex="normal"/>
    </style:style>
    <style:style style:name="T31" style:family="text">
      <style:text-properties fo:font-weight="normal" officeooo:rsid="0051a30c" style:font-weight-asian="normal" style:font-weight-complex="normal"/>
    </style:style>
    <style:style style:name="T32" style:family="text">
      <style:text-properties fo:font-weight="normal" officeooo:rsid="0051ad71" style:font-weight-asian="normal" style:font-weight-complex="normal"/>
    </style:style>
    <style:style style:name="T33" style:family="text">
      <style:text-properties fo:font-weight="normal" officeooo:rsid="0053284d" style:font-weight-asian="normal" style:font-weight-complex="normal"/>
    </style:style>
    <style:style style:name="T34" style:family="text">
      <style:text-properties fo:font-weight="normal" officeooo:rsid="00537aea" style:font-weight-asian="normal" style:font-weight-complex="normal"/>
    </style:style>
    <style:style style:name="T35" style:family="text">
      <style:text-properties fo:font-weight="normal" officeooo:rsid="0054c2f9" style:font-weight-asian="normal" style:font-weight-complex="normal"/>
    </style:style>
    <style:style style:name="T36" style:family="text">
      <style:text-properties fo:font-weight="normal" officeooo:rsid="005e1d44" style:font-weight-asian="normal" style:font-weight-complex="normal"/>
    </style:style>
    <style:style style:name="T37" style:family="text">
      <style:text-properties fo:font-weight="normal" officeooo:rsid="0061cc8d" style:font-weight-asian="normal" style:font-weight-complex="normal"/>
    </style:style>
    <style:style style:name="T38" style:family="text">
      <style:text-properties fo:font-weight="normal" officeooo:rsid="007b10e6" style:font-weight-asian="normal" style:font-weight-complex="normal"/>
    </style:style>
    <style:style style:name="T39" style:family="text">
      <style:text-properties fo:language="uk" fo:country="UA"/>
    </style:style>
    <style:style style:name="T40" style:family="text">
      <style:text-properties fo:language="en" fo:country="US"/>
    </style:style>
    <style:style style:name="T41" style:family="text">
      <style:text-properties fo:language="en" fo:country="US" officeooo:rsid="00640d4e"/>
    </style:style>
    <style:style style:name="T42" style:family="text">
      <style:text-properties fo:language="en" fo:country="US" officeooo:rsid="0065f695"/>
    </style:style>
    <style:style style:name="T43" style:family="text">
      <style:text-properties fo:language="en" fo:country="US" officeooo:rsid="0067bc2c"/>
    </style:style>
    <style:style style:name="T44" style:family="text">
      <style:text-properties fo:language="en" fo:country="US" fo:font-weight="bold" style:font-weight-asian="bold" style:font-weight-complex="bold"/>
    </style:style>
    <style:style style:name="T45" style:family="text">
      <style:text-properties fo:language="en" fo:country="US" fo:font-weight="bold" officeooo:rsid="007cea21" style:font-weight-asian="bold" style:font-weight-complex="bold"/>
    </style:style>
    <style:style style:name="T46" style:family="text">
      <style:text-properties fo:language="en" fo:country="US" fo:font-weight="bold" officeooo:rsid="007dd22d" style:font-weight-asian="bold" style:font-weight-complex="bold"/>
    </style:style>
    <style:style style:name="T47" style:family="text">
      <style:text-properties fo:language="en" fo:country="US" officeooo:rsid="006ca8a3"/>
    </style:style>
    <style:style style:name="T48" style:family="text">
      <style:text-properties fo:language="en" fo:country="US" officeooo:rsid="007ad8ed"/>
    </style:style>
    <style:style style:name="T49" style:family="text">
      <style:text-properties fo:language="en" fo:country="US" officeooo:rsid="007cea21"/>
    </style:style>
    <style:style style:name="T50" style:family="text">
      <style:text-properties officeooo:rsid="0013685e"/>
    </style:style>
    <style:style style:name="T51" style:family="text">
      <style:text-properties officeooo:rsid="0013c639"/>
    </style:style>
    <style:style style:name="T52" style:family="text">
      <style:text-properties officeooo:rsid="00148fac"/>
    </style:style>
    <style:style style:name="T53" style:family="text">
      <style:text-properties officeooo:rsid="00158db0"/>
    </style:style>
    <style:style style:name="T54" style:family="text">
      <style:text-properties officeooo:rsid="00188618"/>
    </style:style>
    <style:style style:name="T55" style:family="text">
      <style:text-properties officeooo:rsid="0018a3df"/>
    </style:style>
    <style:style style:name="T56" style:family="text">
      <style:text-properties officeooo:rsid="001d04f1"/>
    </style:style>
    <style:style style:name="T57" style:family="text">
      <style:text-properties officeooo:rsid="001f7b68"/>
    </style:style>
    <style:style style:name="T58" style:family="text">
      <style:text-properties officeooo:rsid="0020a218"/>
    </style:style>
    <style:style style:name="T59" style:family="text">
      <style:text-properties officeooo:rsid="0020ad51"/>
    </style:style>
    <style:style style:name="T60" style:family="text">
      <style:text-properties officeooo:rsid="00236fff"/>
    </style:style>
    <style:style style:name="T61" style:family="text">
      <style:text-properties officeooo:rsid="00244d42"/>
    </style:style>
    <style:style style:name="T62" style:family="text">
      <style:text-properties officeooo:rsid="0024739d"/>
    </style:style>
    <style:style style:name="T63" style:family="text">
      <style:text-properties officeooo:rsid="0025bac7"/>
    </style:style>
    <style:style style:name="T64" style:family="text">
      <style:text-properties officeooo:rsid="00274345"/>
    </style:style>
    <style:style style:name="T65" style:family="text">
      <style:text-properties officeooo:rsid="002b1eca"/>
    </style:style>
    <style:style style:name="T66" style:family="text">
      <style:text-properties officeooo:rsid="002d10d2"/>
    </style:style>
    <style:style style:name="T67" style:family="text">
      <style:text-properties officeooo:rsid="00177264"/>
    </style:style>
    <style:style style:name="T68" style:family="text">
      <style:text-properties officeooo:rsid="002e9e61"/>
    </style:style>
    <style:style style:name="T69" style:family="text">
      <style:text-properties officeooo:rsid="0034cb9e"/>
    </style:style>
    <style:style style:name="T70" style:family="text">
      <style:text-properties officeooo:rsid="0036cc93"/>
    </style:style>
    <style:style style:name="T71" style:family="text">
      <style:text-properties officeooo:rsid="00391ba5"/>
    </style:style>
    <style:style style:name="T72" style:family="text">
      <style:text-properties officeooo:rsid="003eb3d1"/>
    </style:style>
    <style:style style:name="T73" style:family="text">
      <style:text-properties officeooo:rsid="00415507"/>
    </style:style>
    <style:style style:name="T74" style:family="text">
      <style:text-properties officeooo:rsid="004327e1"/>
    </style:style>
    <style:style style:name="T75" style:family="text">
      <style:text-properties officeooo:rsid="00441acb"/>
    </style:style>
    <style:style style:name="T76" style:family="text">
      <style:text-properties officeooo:rsid="0045eed3"/>
    </style:style>
    <style:style style:name="T77" style:family="text">
      <style:text-properties officeooo:rsid="004841e7"/>
    </style:style>
    <style:style style:name="T78" style:family="text">
      <style:text-properties officeooo:rsid="0048ec14"/>
    </style:style>
    <style:style style:name="T79" style:family="text">
      <style:text-properties officeooo:rsid="004a109f"/>
    </style:style>
    <style:style style:name="T80" style:family="text">
      <style:text-properties officeooo:rsid="004cc343"/>
    </style:style>
    <style:style style:name="T81" style:family="text">
      <style:text-properties officeooo:rsid="004e0ba9"/>
    </style:style>
    <style:style style:name="T82" style:family="text">
      <style:text-properties officeooo:rsid="004f7a2d"/>
    </style:style>
    <style:style style:name="T83" style:family="text">
      <style:text-properties officeooo:rsid="0050c086"/>
    </style:style>
    <style:style style:name="T84" style:family="text">
      <style:text-properties officeooo:rsid="0051a30c"/>
    </style:style>
    <style:style style:name="T85" style:family="text">
      <style:text-properties officeooo:rsid="00537aea"/>
    </style:style>
    <style:style style:name="T86" style:family="text">
      <style:text-properties officeooo:rsid="0054c2f9"/>
    </style:style>
    <style:style style:name="T87" style:family="text">
      <style:text-properties officeooo:rsid="0061cc8d"/>
    </style:style>
    <style:style style:name="T88" style:family="text">
      <style:text-properties officeooo:rsid="0053284d"/>
    </style:style>
    <style:style style:name="T89" style:family="text">
      <style:text-properties officeooo:rsid="00640d4e"/>
    </style:style>
    <style:style style:name="T90" style:family="text">
      <style:text-properties officeooo:rsid="0070afcd"/>
    </style:style>
    <style:style style:name="T91" style:family="text">
      <style:text-properties officeooo:rsid="00756500"/>
    </style:style>
    <style:style style:name="T92" style:family="text">
      <style:text-properties officeooo:rsid="0077cadd"/>
    </style:style>
    <style:style style:name="T93" style:family="text">
      <style:text-properties officeooo:rsid="00780ea5"/>
    </style:style>
    <style:style style:name="T94" style:family="text">
      <style:text-properties officeooo:rsid="007b10e6"/>
    </style:style>
    <style:style style:name="T95" style:family="text">
      <style:text-properties officeooo:rsid="007bd985"/>
    </style:style>
    <style:style style:name="T96" style:family="text">
      <style:text-properties officeooo:rsid="00833603"/>
    </style:style>
    <style:style style:name="T97" style:family="text">
      <style:text-properties officeooo:rsid="00849608"/>
    </style:style>
    <style:style style:name="T98" style:family="text">
      <style:text-properties officeooo:rsid="0085e19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5"><text:span text:style-name="T2">Good manual:</text:span> <text:a xlink:type="simple" xlink:href="https://cplusplus.com/reference/clibrary/#google_vignette" text:style-name="Internet_20_link" text:visited-style-name="Visited_20_Internet_20_Link">https://cplusplus.com/reference/clibrary/</text:a></text:p>
      <text:p text:style-name="P115"/>
      <text:p text:style-name="P1">#define, <text:span text:style-name="T1">typedef</text:span> in one .cpp-file is not visible in other.</text:p>
      <text:p text:style-name="P1"/>
      <text:p text:style-name="P82">Arithmetic operations numeric types not smaller, than int – implicit promotion will take place.</text:p>
      <text:p text:style-name="P82"/>
      <text:p text:style-name="P83">Comma operator. It is binary operator, evaluates 1st arg. and discards it’s value, then evaluates second and returns it’s value. Has lower precedence, than assignment. Example: a = (1, 2) → a==2. <text:span text:style-name="T72">It is used as a </text:span><text:span text:style-name="T11">sequence point</text:span><text:span text:style-name="T72">(gives happens before guaranty).</text:span></text:p>
      <text:p text:style-name="P83"/>
      <text:p text:style-name="P84">Operator -&gt; has “drill-down behaviour”. <text:span text:style-name="T73">When overloaded should return raw pointer(used for member lookup) or obj.(by ref. or value) with overloaded -&gt; (which will be again invoked).</text:span></text:p>
      <text:p text:style-name="P84"/>
      <text:p text:style-name="P49">ADL – argument-dependent lookup, <text:span text:style-name="T16">read more on this</text:span></text:p>
      <text:p text:style-name="P1"/>
      <text:p text:style-name="P53"><text:span text:style-name="T2">enum </text:span><text:span text:style-name="T19">MyEnum : long {a = 1L, ...}</text:span><text:span text:style-name="T2">; - </text:span></text:p>
      <text:p text:style-name="P52"><text:span text:style-name="T2"/></text:p>
      <text:p text:style-name="P52"><text:span text:style-name="T2">Inner class</text:span> has access to all members of enclosing class. Enclosing class does not have special privileges in access to inner class</text:p>
      <text:p text:style-name="P52"/>
      <text:p text:style-name="P6">lvalue, rvalue</text:p>
      <text:p text:style-name="P51">lvalue – anything that has region of storage(may be on the left side of =)</text:p>
      <text:p text:style-name="P50">rvalue – not lvalue. Example: x = a + b + c; x, a, b, c – lvalues, but result of a + b is rvalue</text:p>
      <text:p text:style-name="P1"/>
      <text:p text:style-name="P4">Move semantics</text:p>
      <text:p text:style-name="P26">MyClass(MyClass <text:span text:style-name="T2">&amp;&amp;</text:span> rvalue) {</text:p>
      <text:p text:style-name="P25"><text:tab/>just steal state by pointers, not need to copy</text:p>
      <text:p text:style-name="P25">}</text:p>
      <text:p text:style-name="P25"/>
      <text:p text:style-name="P5">Pointers to method of a class</text:p>
      <text:p text:style-name="P27">void (MyClass::*pMethod)(int); // declaration</text:p>
      <text:p text:style-name="P27">pMethod = &amp;MyClass::method; // assignment</text:p>
      <text:p text:style-name="P27">myInst.*pMethod(1); // invocation on specific instance</text:p>
      <text:h text:style-name="Heading_20_1" text:outline-level="1">Rule Of Three(the big three)</text:h>
      <text:p text:style-name="P2">I you provide own impl. of <text:span text:style-name="T2">destructor</text:span> or <text:span text:style-name="T2">copy constr.</text:span> or <text:span text:style-name="T2">assignment operator</text:span> → you should provide own destructor <text:span text:style-name="T2">and</text:span> copy constr. <text:span text:style-name="T2">and</text:span> assignment operator.</text:p>
      <text:p text:style-name="P2"/>
      <text:h text:style-name="Heading_20_1" text:outline-level="1">Rule of Five(the big five)</text:h>
      <text:p text:style-name="P2">Same as rule of three but with added <text:span text:style-name="T2">move constructor</text:span> and <text:span text:style-name="T2">move assign. op</text:span>.</text:p>
      <text:p text:style-name="P2"/>
      <text:h text:style-name="Heading_20_1" text:outline-level="1">Copy-and-swap idiom</text:h>
      <text:p text:style-name="P3">Approach to copy resources. Assume it’s needed to copy new_str to this→str:</text:p>
      <text:p text:style-name="P3"/>
      <text:p text:style-name="P3"><text:soft-page-break/>// first – create a copy in temp. var.</text:p>
      <text:p text:style-name="P3">char * tmp_str = new char[…]; <text:span text:style-name="T2">// state of “this” will be consistent if exception is thrown here</text:span></text:p>
      <text:p text:style-name="P23">std::memcpy(<text:span text:style-name="T15">tmp_str, new_str, …</text:span>)</text:p>
      <text:p text:style-name="P23"/>
      <text:p text:style-name="P23">// <text:span text:style-name="T15">replace this→str by tmp_str</text:span></text:p>
      <text:p text:style-name="P24">char * prev_str = this→str;</text:p>
      <text:p text:style-name="P24">this→str = tmp_str;</text:p>
      <text:p text:style-name="P24">delete [] prev_str;</text:p>
      <text:p text:style-name="P24"/>
      <text:p text:style-name="P24">would be simpler to swap this→str and tmp_str(see below) – that is why name contains “swap”</text:p>
      <text:p text:style-name="P24">swap(this→str, tmp_str);</text:p>
      <text:p text:style-name="P24">delete [] tmp_str;</text:p>
      <text:p text:style-name="P24"/>
      <text:h text:style-name="P116" text:outline-level="1">Operator overloading</text:h>
      <text:p text:style-name="P85"><text:span text:style-name="T68">Can not be overloaded: </text:span>sizeof, typeid, <text:span text:style-name="T68">s</text:span>cope resolution (::), member access operators (“.”, “.*”), <text:span text:style-name="T68">t</text:span>ernary (?:).</text:p>
      <text:p text:style-name="P97">Address-of may be overloaded, it is unary: some_t operator&amp;()</text:p>
      <text:p text:style-name="P98">Overloaded || and &amp;&amp; are <text:span text:style-name="T2">not shortcircuit</text:span>.</text:p>
      <text:p text:style-name="P8">Member or non-member function?</text:p>
      <text:p text:style-name="P94">If operator is unary or treats arguments differently(modifies one) – impl. as member function.</text:p>
      <text:p text:style-name="P7">Pre-/post- increment/decrement</text:p>
      <text:p text:style-name="P93">void operator++() { } // <text:span text:style-name="T70">pre-increment, ++x</text:span></text:p>
      <text:p text:style-name="P92">void operator++(<text:span text:style-name="T70">int</text:span>) { } // <text:span text:style-name="T70">post-increment, x++</text:span></text:p>
      <text:p text:style-name="P8">Dereference/multiply</text:p>
      <text:p text:style-name="P95">MyClass &amp; operator*() {} // dereference</text:p>
      <text:p text:style-name="P95">… operator*(MyClass &amp;) {} // multiply has argument</text:p>
      <text:p text:style-name="P9">Function call operator</text:p>
      <text:p text:style-name="P29">Class with this overloading becomes <text:span text:style-name="T2">Function Object </text:span><text:span text:style-name="T10">(Functor)</text:span>.</text:p>
      <text:p text:style-name="P96">double operator()(double x) {} // definition</text:p>
      <text:p text:style-name="P96">obj(0.07); // invocation</text:p>
      <text:h text:style-name="Heading_20_1" text:outline-level="1">Casting</text:h>
      <text:p text:style-name="P87">const_cast&lt;&gt;() - adds/drops const or volatile</text:p>
      <text:p text:style-name="P88">static_cast&lt;&gt;() - checks inheritance hierarchy <text:span text:style-name="T69">while compilation</text:span>.</text:p>
      <text:p text:style-name="P88">reinterpret_cast&lt;&gt;() - does not check hierarchy.</text:p>
      <text:p text:style-name="P100">dynamic_cast&lt;&gt;() - check hierarchy during runtime</text:p>
      <text:p text:style-name="P86">Example:</text:p>
      <text:p text:style-name="P89">class B {};</text:p>
      <text:p text:style-name="P90"><text:soft-page-break/>class C1 : public B {};</text:p>
      <text:p text:style-name="P90">class C2 : public B {};</text:p>
      <text:p text:style-name="P90"/>
      <text:p text:style-name="P90">B * b= ...; C2 * c2= ...;</text:p>
      <text:p text:style-name="P90">C1 * c1 = static_cast&lt;C1 *&gt;(b); // will compile, B * <text:span text:style-name="T74">theoretically</text:span> may ref. C1</text:p>
      <text:p text:style-name="P91">c1 = dynamic_cast&lt;C1 *&gt;(b); // will compile, but <text:span text:style-name="T69">c1 == nullptr; will </text:span>throws bad_cast <text:span text:style-name="T69">with C1 &amp; instead C1 *</text:span></text:p>
      <text:p text:style-name="P90">c1 = static_cast&lt;C1 *&gt;(c2); // will NOT compile, C2 * never ref<text:span text:style-name="T69">erences</text:span> C1</text:p>
      <text:p text:style-name="P90">c1 = reinterpret_cast&lt;C1 *&gt;(c2); // will compile, yes reinterpret_cast is danger</text:p>
      <text:h text:style-name="Heading_20_1" text:outline-level="1">Exceptions</text:h>
      <text:p text:style-name="P28"><text:span text:style-name="T2">If class inherits from std::exception</text:span><text:span text:style-name="T39"> </text:span><text:span text:style-name="T40">it should impl.:</text:span></text:p>
      <text:p text:style-name="P54">- at least default constructor(or some specific)</text:p>
      <text:p text:style-name="P54">- copy constructor</text:p>
      <text:p text:style-name="P54">- copy assignment operator</text:p>
      <text:p text:style-name="P54"/>
      <text:h text:style-name="P117" text:outline-level="1">STL</text:h>
      <text:p text:style-name="P10">Iterator</text:p>
      <text:p text:style-name="P81">std::next(...), std::prev(…) - return new <text:span text:style-name="T75">IT, use std::advance(…) to move existing iterator.</text:span></text:p>
      <text:p text:style-name="P99">std::inser(… container …) - return IT which inserts elements into container when *it=. Container should have method insert().</text:p>
      <text:h text:style-name="Heading_20_2" text:outline-level="2">Containers</text:h>
      <text:p text:style-name="P12"><text:span text:style-name="T80">array</text:span><text:span text:style-name="T27"> – like array which may throw </text:span><text:span text:style-name="T80">out_of_range</text:span><text:span text:style-name="T27"> exception. </text:span><text:span text:style-name="T77">v</text:span>ector - <text:span text:style-name="T20">ArrayList. </text:span><text:span text:style-name="T23">l</text:span><text:span text:style-name="T77">ist</text:span><text:span text:style-name="T23"> – LinkedList. </text:span><text:span text:style-name="T78">forward_list</text:span><text:span text:style-name="T24"> – improved list, it is linked list of arrays under the hood. </text:span><text:span text:style-name="T78">dequeue</text:span><text:span text:style-name="T24"> – no standard impl., the best performance for adding/removing items from ends. </text:span><text:span text:style-name="T78">queue – </text:span><text:span text:style-name="T24">infact it is a wrapper for deque or list. </text:span><text:span text:style-name="T79">priority_queue</text:span><text:span text:style-name="T25"> – adapter for other container; first element in queue is the greatest; </text:span><text:span text:style-name="T26">custom comparator &amp; underlying container should be specified together(as templ. args. or constructor args.). </text:span><text:span text:style-name="T81">pair</text:span><text:span text:style-name="T28"> – struct. with fields: first, second; declared in &lt;</text:span><text:span text:style-name="T81">utility</text:span><text:span text:style-name="T28">&gt;. </text:span><text:span text:style-name="T82">map</text:span><text:span text:style-name="T29"> – keys are ordered. </text:span><text:span text:style-name="T83">unordered_map</text:span><text:span text:style-name="T30"> – like HashMap. </text:span><text:span text:style-name="T84">multimap</text:span><text:span text:style-name="T31"> – key has list of values, </text:span><text:span text:style-name="T32">still organized as list of &lt;key, value&gt;(not &lt;key, list&lt;value&gt;&gt;)</text:span><text:span text:style-name="T31">. </text:span><text:span text:style-name="T85">stack</text:span><text:span text:style-name="T34"> – wrapper for other container(uses push_back(), pop_back() from it). </text:span><text:span text:style-name="T85">set</text:span><text:span text:style-name="T34"> – like TreeSet. </text:span><text:span text:style-name="T85">unordered_set</text:span><text:span text:style-name="T34"> – like HashSet. </text:span><text:span text:style-name="T86">multiset</text:span><text:span text:style-name="T35"> – actually a SortedList. </text:span><text:span text:style-name="T87">tuple</text:span><text:span text:style-name="T37"> – like array but elements may have different types.</text:span></text:p>
      <text:p text:style-name="P31">‘c’method() - const, ‘r’method() - reverse.</text:p>
      <text:p text:style-name="P13"><text:span text:style-name="T20">R</text:span><text:span text:style-name="T19">eplace all by items from: assign() </text:span><text:span text:style-name="T22">or =</text:span></text:p>
      <text:p text:style-name="P14"><text:span text:style-name="T20">e</text:span><text:span text:style-name="T19">mplace(position, constructor args for new element) – create new element(passing arguments to it’s constructor) and insert it.</text:span></text:p>
      <text:p text:style-name="P11"><text:soft-page-break/><text:span text:style-name="T20">Access items: at() or []. </text:span><text:span text:style-name="T29">May throw </text:span><text:span text:style-name="T82">out_of_range</text:span><text:span text:style-name="T29">.</text:span></text:p>
      <text:p text:style-name="P11"><text:span text:style-name="T21">Remove </text:span><text:span text:style-name="T22">item</text:span><text:span text:style-name="T21">: erase()</text:span></text:p>
      <text:p text:style-name="P15"><text:span text:style-name="T76">l</text:span>ist</text:p>
      <text:p text:style-name="P15"><text:span text:style-name="T29">A</text:span><text:span text:style-name="T19">lso </text:span><text:span text:style-name="T29">has</text:span><text:span text:style-name="T19"> remove(obj. to compare for removal), remove_if(predicate), unique(comparator).</text:span></text:p>
      <text:p text:style-name="P16">map</text:p>
      <text:p text:style-name="P32">count() - checks if key exists, ret. 0 or 1(actually counts entries with specified key).</text:p>
      <text:p text:style-name="P16"><text:span text:style-name="T19">find(key) - returns iter. to </text:span><text:span text:style-name="T30">entry with key or end-iterator.</text:span></text:p>
      <text:p text:style-name="P17"><text:span text:style-name="T83">m</text:span>ultimap</text:p>
      <text:p text:style-name="P17"><text:span text:style-name="T19">Add elements via insert({k, v}). Use count() and find() to get all values by specific key. </text:span><text:span text:style-name="T33">Does not have = operator.</text:span></text:p>
      <text:p text:style-name="P21"><text:span text:style-name="T88">t</text:span>uple</text:p>
      <text:p text:style-name="P42">tie() - disassembles tuple(to separate variables): std::tie (myint, std::ignore, mychar) = mytuple;</text:p>
      <text:h text:style-name="Heading_20_2" text:outline-level="2">Algorithms</text:h>
      <text:p text:style-name="P43">min(), max() are here.</text:p>
      <text:p text:style-name="P44">“heap” here is container like priority_queue.</text:p>
      <text:p text:style-name="P19"><text:span text:style-name="T19">generate()/</text:span><text:span text:style-name="T36">transform()</text:span><text:span text:style-name="T19"> - mapping, destination is source/</text:span><text:span text:style-name="T36">separate container</text:span><text:span text:style-name="T19">.</text:span></text:p>
      <text:p text:style-name="P45">is_permutation() - equals ignoring order.</text:p>
      <text:p text:style-name="P46">is_sorted_until() - return iter. to item, which breaks ascending order.</text:p>
      <text:p text:style-name="P20"><text:span text:style-name="T19">mismatch() - returns pair of iter. to first elements which <text:s/>are not equal. use </text:span>set_difference()/set_intersection()<text:span text:style-name="T19"> for difference/intersection</text:span></text:p>
      <text:p text:style-name="P47">find(… value)/search(… sequence) - ret. iter. to item.</text:p>
      <text:p text:style-name="P48">next_permutation()/shuffle() - rearrange items ‘to get next lexograph. greater’/randomly(may use std::default_random_engine() from &lt;random&gt; as random generator).</text:p>
      <text:h text:style-name="Heading_20_2" text:outline-level="2">Smart pointers</text:h>
      <text:p text:style-name="P30">Declared in &lt;memory&gt;.</text:p>
      <text:p text:style-name="P18">weak_ptr</text:p>
      <text:p text:style-name="P33">Convert to shared_ptr using lock() before accessing value. Also check is obtained shared_ptr != nullptr. It is assumed, that obtained shared_ptr is local var., so there is no unlock() method.</text:p>
      <text:h text:style-name="Heading_20_2" text:outline-level="2"><text:soft-page-break/>String</text:h>
      <text:p text:style-name="P22">wchar_t is fundamental type in C++.</text:p>
      <text:p text:style-name="P41">base_string – template class for classes which incapsulate strings.</text:p>
      <text:p text:style-name="P41">string – strings of 8-bit characters, u16string – 16-bit, u32string – 32bit, wstring – wchar_t. </text:p>
      <text:p text:style-name="P80">how to convert multibyte and back??</text:p>
      <text:p text:style-name="P40"><text:span text:style-name="T95">Also contains </text:span>“string to number”/”<text:span text:style-name="T94">number to string</text:span>” methods.</text:p>
      <text:h text:style-name="Heading_20_2" text:outline-level="2">Misc</text:h>
      <text:p text:style-name="P34">&lt;typeinfo&gt; - decl. of type_info, which is returned by typeid()</text:p>
      <text:p text:style-name="P34">&lt;typeindex&gt; - wrapper for type_info, enables more operations.</text:p>
      <text:p text:style-name="P34">&lt;type_traits&gt; - collection of traits like is_integral(), <text:span text:style-name="T87">make_assignable(), </text:span><text:span text:style-name="T12">enable_if</text:span><text:span text:style-name="T87">(), etc.</text:span></text:p>
      <text:p text:style-name="P35">&lt;<text:span text:style-name="T89">stdexcept</text:span>&gt; - <text:span text:style-name="T89">collection of standard exceptions(base class is defined in &lt;</text:span><text:span text:style-name="T13">exception</text:span><text:span text:style-name="T89">&gt;)</text:span></text:p>
      <text:p text:style-name="P35">&lt;<text:span text:style-name="T89">ratio</text:span>&gt; - <text:span text:style-name="T89">class, to keep fractions(values like </text:span><text:span text:style-name="T41">1/3, 1:3).</text:span></text:p>
      <text:p text:style-name="P35"><text:span text:style-name="T41">&lt;</text:span><text:span text:style-name="T42">limits</text:span><text:span text:style-name="T41">&gt; - </text:span><text:span text:style-name="T42">traits which define value ranges of numeric types.</text:span></text:p>
      <text:p text:style-name="P36"><text:span text:style-name="T42">&lt;</text:span><text:span text:style-name="T43">system_error</text:span><text:span text:style-name="T42">&gt;</text:span></text:p>
      <text:p text:style-name="P37"><text:span text:style-name="T42">e</text:span><text:span text:style-name="T40">rror_code – platf.-dependent error code.</text:span></text:p>
      <text:p text:style-name="P75">error_condition – platf.-INdependent ‘error code’; compare error_code with error_condition</text:p>
      <text:p text:style-name="P75">errc – collection of predefined error conditions.</text:p>
      <text:p text:style-name="P38"><text:span text:style-name="T40">Declares </text:span><text:span text:style-name="T44">system_error exception</text:span><text:span text:style-name="T40">.</text:span></text:p>
      <text:p text:style-name="P39"><text:span text:style-name="T40">error_category – just base class for custom categories; </text:span><text:span text:style-name="T47">has method equivalent(error_code code, int numeric_code) – looks useless.</text:span></text:p>
      <text:h text:style-name="P118" text:outline-level="1">C-library</text:h>
      <text:p text:style-name="P114">cctype (ctype.h) – operations with char: “is digit”, “is lower case”, “to higher case”</text:p>
      <text:p text:style-name="P101">cfloat (float.h) – defines which describe format of floating point numbers(float, double, <text:span text:style-name="T90">long double</text:span>): bits in mantissa, how many decimal digits may contain float, etc.</text:p>
      <text:p text:style-name="P104">climits (limits.h) – defines which descr. min/max values of int. types.</text:p>
      <text:p text:style-name="P103">cstdint (stdint.h) - <text:span text:style-name="T90">width-based int types(like int</text:span>_fast<text:span text:style-name="T90">16_t).</text:span></text:p>
      <text:p text:style-name="P105">cstddef (stddef.h) – <text:span text:style-name="T91">several typedefs:</text:span></text:p>
      <text:p text:style-name="P106">size_t - <text:span text:style-name="T92">u</text:span>nsigned integral type; <text:span text:style-name="T93">sizeof () returns value of this type; defined both in global and std namespaces; </text:span><text:span text:style-name="T14">use size_t from here</text:span><text:span text:style-name="T93">.</text:span></text:p>
      <text:p text:style-name="P107">ptrdiff_t – <text:span text:style-name="T92">signed, can keep r</text:span>esult of pointer subtraction</text:p>
      <text:p text:style-name="P108">nullptr_t</text:p>
      <text:p text:style-name="P109">cstdtib (stdlib.h) – <text:span text:style-name="T40">heap of methods:</text:span></text:p>
      <text:p text:style-name="P76"><text:soft-page-break/>“string to number” methods: atoi, strtod, etc.</text:p>
      <text:p text:style-name="P111"><text:span text:style-name="T40">multi-byte, wide-char string methods</text:span><text:span text:style-name="T49">(</text:span><text:span text:style-name="T45">depend from set locale in &lt;clocale&gt;, </text:span><text:span text:style-name="T46">also state-full – don’t use this shit</text:span><text:span text:style-name="T49">)</text:span></text:p>
      <text:p text:style-name="P77">random number generation: rand(), srand() - set seed for rand()</text:p>
      <text:p text:style-name="P77">mem. allocation: malloc(), free(), etc.</text:p>
      <text:p text:style-name="P110"><text:span text:style-name="T40">binary search: </text:span><text:span text:style-name="T48">bsearch();</text:span><text:span text:style-name="T40"> </text:span><text:span text:style-name="T48">sorting: qsort(); some math: abs(), ldiv(), etc</text:span></text:p>
      <text:p text:style-name="P78">typedefs: div_t, size_t, and similar.</text:p>
      <text:p text:style-name="P112">cstring (string.h) -<text:span text:style-name="T19"> copy, compare, </text:span><text:span text:style-name="T38">concat., get length, get index where sub-string starts, etc..</text:span></text:p>
      <text:p text:style-name="P113"><text:span text:style-name="T19">c</text:span><text:span text:style-name="T38">w</text:span><text:span text:style-name="T19">char (</text:span><text:span text:style-name="T38">w</text:span><text:span text:style-name="T19">char.h) – in C++ </text:span><text:span text:style-name="T2">wchar_t is fundamental type</text:span><text:span text:style-name="T19">(like int), in C it is defined here. Contains methods for wide- and multy-byte character strings. Also </text:span><text:span text:style-name="T2">depend on set locale</text:span><text:span text:style-name="T19">(in &lt;clocale&gt;).</text:span></text:p>
      <text:p text:style-name="P102">cinttypes (inttypes.h) – list of literals(like “%u”, “%i”) understood by printf() and scanf() for width-based int types(like uint16_t).</text:p>
      <text:h text:style-name="Heading_20_1" text:outline-level="1">Remember</text:h>
      <text:p text:style-name="P54">“<text:span text:style-name="T71">explicit</text:span>” <text:span text:style-name="T71">and converting constructors.</text:span></text:p>
      <text:p text:style-name="P73">Tag dispatch.</text:p>
      <text:p text:style-name="P73">Virtual inheritance.</text:p>
      <text:p text:style-name="P74">SFINAE – substitution failure is not an error</text:p>
      <text:p text:style-name="P74">most vexing parse</text:p>
      <text:h text:style-name="P119" text:outline-level="1">Some GCC <text:span text:style-name="T96">compiler </text:span>options</text:h>
      <text:p text:style-name="P121">-ffunction-sections, -fdata-sections – <text:span text:style-name="T96">put every variable and function in a separate section, it is needed to garbage-collect unnecessary sections(with not used functions) later by linker</text:span><text:span text:style-name="T97">(see --gc-sections below)</text:span></text:p>
      <text:h text:style-name="Heading_20_1" text:outline-level="1">Linker script</text:h>
      <text:p text:style-name="P61">Sometimes spaces matter. Example: “.text:” causes a problem(just example) but “.text :” - does not.</text:p>
      <text:p text:style-name="P69">Symbols from .ld-file may be referenced in source code:</text:p>
      <text:p text:style-name="P69"><text:tab/>extern int from_ld; // <text:span text:style-name="T62">it does not have value, </text:span><text:span text:style-name="T5">it has only address</text:span><text:span text:style-name="T62"> – use as </text:span><text:span text:style-name="T57">&amp;flom_ld </text:span></text:p>
      <text:p text:style-name="P55"/>
      <text:h text:style-name="Heading_20_2" text:outline-level="2">Structure of a file</text:h>
      <text:p text:style-name="P57">ENTRY(starting_function_name)</text:p>
      <text:p text:style-name="P57"/>
      <text:p text:style-name="P56">MEMORY</text:p>
      <text:p text:style-name="P56">{</text:p>
      <text:p text:style-name="P55"><text:tab/>mem1 <text:span text:style-name="T50">(rwxia) </text:span>: <text:span text:style-name="T50">ORIGIN =0x2000, LENGTH =10K</text:span></text:p>
      <text:p text:style-name="P55"><text:tab/>…</text:p>
      <text:p text:style-name="P55">}</text:p>
      <text:p text:style-name="P55"/>
      <text:p text:style-name="P59">SECTIONS /<text:span text:style-name="T63">* </text:span><text:span text:style-name="T51">how to merge sections from specific obj.-files </text:span><text:span text:style-name="T6">to sections in output file</text:span><text:span text:style-name="T51"> </text:span><text:span text:style-name="T63">*/</text:span></text:p>
      <text:p text:style-name="P57"><text:soft-page-break/>{</text:p>
      <text:p text:style-name="P57"><text:tab/>.text <text:span text:style-name="T61">0x100 </text:span>: /<text:span text:style-name="T61">* put starting from 0x100 */</text:span></text:p>
      <text:p text:style-name="P57"><text:tab/><text:span text:style-name="T61">AT(0xF00) /* will be loaded from 0xF00 */</text:span></text:p>
      <text:p text:style-name="P57"><text:tab/>{</text:p>
      <text:p text:style-name="P57"><text:tab/><text:tab/><text:span text:style-name="T52">*(.text) /</text:span><text:span text:style-name="T63">* put .text sections from all .o-files */</text:span></text:p>
      <text:p text:style-name="P57"><text:tab/><text:tab/><text:span text:style-name="T63">a1.o a2.o a3.o /* put here all sections(</text:span><text:span text:style-name="T7">except explicitly spec. else</text:span><text:span text:style-name="T8">where</text:span><text:span text:style-name="T63">) from .o-files */</text:span></text:p>
      <text:p text:style-name="P57"><text:tab/><text:tab/><text:span text:style-name="T63">b.o (.sect1 .sect2 sect3) /* put here specified sections from b.o */</text:span></text:p>
      <text:p text:style-name="P57"><text:tab/>}</text:p>
      <text:p text:style-name="P57"/>
      <text:p text:style-name="P57"><text:tab/>.data :</text:p>
      <text:p text:style-name="P57"><text:tab/>{</text:p>
      <text:p text:style-name="P57"><text:tab/><text:tab/>. <text:span text:style-name="T53">= ALIGN(2);</text:span></text:p>
      <text:p text:style-name="P57"><text:tab/><text:tab/><text:span text:style-name="T53">_</text:span><text:span text:style-name="T66">s</text:span><text:span text:style-name="T53">data = .;</text:span></text:p>
      <text:p text:style-name="P57"><text:tab/><text:tab/>…</text:p>
      <text:p text:style-name="P57"><text:tab/><text:tab/><text:span text:style-name="T53">_</text:span><text:span text:style-name="T66">e</text:span><text:span text:style-name="T53">data = .;</text:span></text:p>
      <text:p text:style-name="P57"><text:tab/>}&gt; <text:span text:style-name="T60">mem</text:span><text:span text:style-name="T61">1</text:span> AT&gt; <text:span text:style-name="T60">mem2 /</text:span><text:span text:style-name="T61">* put somewhere in mem1 and load from somewhere in mem2 */</text:span></text:p>
      <text:p text:style-name="P57"/>
      <text:p text:style-name="P60"><text:tab/><text:span text:style-name="T67">_sidata = LOADADDR(.data); /</text:span><text:span text:style-name="T66">* to know from where to copy, _sdata keeps addr. in mem1 */</text:span></text:p>
      <text:p text:style-name="P58"><text:tab/></text:p>
      <text:p text:style-name="P58"><text:tab/>.<text:span text:style-name="T61">other (NOLOAD) : /</text:span><text:span text:style-name="T62">* non-loadable */</text:span></text:p>
      <text:p text:style-name="P71"><text:tab/>{</text:p>
      <text:p text:style-name="P58"><text:tab/><text:tab/>BYTE(expression) /<text:span text:style-name="T62">* put here unsigned byte*/</text:span></text:p>
      <text:p text:style-name="P58"><text:tab/><text:tab/>SHORT(expression)</text:p>
      <text:p text:style-name="P58"><text:tab/><text:tab/>LONG(expression)</text:p>
      <text:p text:style-name="P58"><text:tab/><text:tab/>QUAD(expression) /<text:span text:style-name="T62">* put here 8 unsigned bytes */</text:span></text:p>
      <text:p text:style-name="P58"><text:tab/><text:tab/><text:span text:style-name="T62">FILL(0x0304) /* since this point fill possible gaps with 0x0304 */</text:span></text:p>
      <text:p text:style-name="P58"><text:tab/><text:tab/>SQUAD(expression) /<text:span text:style-name="T62">* put here 8 signed bytes */</text:span></text:p>
      <text:p text:style-name="P71"><text:tab/>} &gt; mem2 = 0x0102 /* put in mem2 and fill possible gaps with 0x0102 */</text:p>
      <text:p text:style-name="P71"><text:tab/></text:p>
      <text:p text:style-name="P71"><text:tab/>/<text:span text:style-name="T65">DISCARD/ : {</text:span></text:p>
      <text:p text:style-name="P71"><text:tab/><text:tab/><text:span text:style-name="T65">a.o /* discard </text:span><text:span text:style-name="T18">all??(or not used elsewhere??)</text:span><text:span text:style-name="T65"> <text:s/>sect. from a.o */</text:span></text:p>
      <text:p text:style-name="P72"><text:tab/>}</text:p>
      <text:p text:style-name="P57">}</text:p>
      <text:p text:style-name="P55"/>
      <text:p text:style-name="P66">Output sections <text:span text:style-name="T61">are specific for target file type. Most common</text:span>:</text:p>
      <text:p text:style-name="P66">.text – code,</text:p>
      <text:p text:style-name="P66">.rodata – read-only data, constants</text:p>
      <text:p text:style-name="P66">.data – initialized data(with initial value)</text:p>
      <text:p text:style-name="P66">.bss – not-initialized <text:span text:style-name="T64">static variables</text:span></text:p>
      <text:p text:style-name="P70">COMMON – <text:span text:style-name="T64">seams, not-initialized non-static variables</text:span></text:p>
      <text:p text:style-name="P79">.<text:span text:style-name="T58">stack - ??</text:span></text:p>
      <text:p text:style-name="P55"/>
      <text:p text:style-name="P57">ORIGIN may be equation, like: 0x2000 + 1K - 4</text:p>
      <text:p text:style-name="P57">Attributes: <text:span text:style-name="T66">w – means </text:span><text:span text:style-name="T9">read &amp;</text:span><text:span text:style-name="T66"> write; </text:span>i – initialized <text:span text:style-name="T17">sections??, a – allocated sections?? </text:span></text:p>
      <text:p text:style-name="P57">! - inverts any following attribute(single or several??)</text:p>
      <text:p text:style-name="P57"/>
      <text:p text:style-name="P62">Location counter “.”</text:p>
      <text:p text:style-name="P62">“_data_end = .;“ assigns end of .data section to symbol _data_end.</text:p>
      <text:p text:style-name="P62">. = ALIGN(2); - 2byte-aligns further content<text:span text:style-name="T54">(literally, assign some value to location counter)</text:span>.</text:p>
      <text:p text:style-name="P62"><text:soft-page-break/></text:p>
      <text:h text:style-name="Heading_20_1" text:outline-level="1">Linker</text:h>
      <text:p text:style-name="P65">GCC <text:span text:style-name="T2">also can link. </text:span><text:span text:style-name="T56">Still it </text:span><text:span text:style-name="T3">may not recognize</text:span><text:span text:style-name="T56"> some purely linker options, to fix this: </text:span><text:span text:style-name="T3">-Wl,</text:span><text:span text:style-name="T56">opt1,opt2=val2.</text:span></text:p>
      <text:p text:style-name="P65">Command line:</text:p>
      <text:p text:style-name="P65">gcc <text:span text:style-name="T55">-T linker_script.ld -o output_file.elf </text:span>*.o </text:p>
      <text:p text:style-name="P64">-nostdlib - ??</text:p>
      <text:p text:style-name="P65">-<text:span text:style-name="T56">Map=map.map – purely linker option, creates file with assigned addresses to each symbol(var. or func.)</text:span></text:p>
      <text:p text:style-name="P122">--gc-sections – <text:span text:style-name="T98">remove not-used sections</text:span></text:p>
      <text:p text:style-name="P65"/>
      <text:p text:style-name="P67">objdump -h out.elf – shows sections in output file; <text:span text:style-name="T4">works with obj.-file</text:span><text:span text:style-name="T58">.</text:span></text:p>
      <text:p text:style-name="P67">-<text:span text:style-name="T59">t – show symbols.</text:span></text:p>
      <text:p text:style-name="P67"/>
      <text:p text:style-name="P68">nm out.elf – shows all symbols of app.</text:p>
      <text:p text:style-name="P63"/>
      <text:p text:style-name="P6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8T22:08:07.335000000</meta:creation-date>
    <dc:date>2024-08-02T09:26:50.197000000</dc:date>
    <meta:editing-duration>P1DT5H11M15S</meta:editing-duration>
    <meta:editing-cycles>87</meta:editing-cycles>
    <meta:generator>LibreOffice/7.6.3.2$Windows_X86_64 LibreOffice_project/29d686fea9f6705b262d369fede658f824154cc0</meta:generator>
    <meta:document-statistic meta:table-count="0" meta:image-count="0" meta:object-count="0" meta:page-count="8" meta:paragraph-count="215" meta:word-count="1759" meta:character-count="11816" meta:non-whitespace-character-count="10159"/>
  </office:meta>
</office:document-meta>
</file>